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loadingClassloaderManager.ReloadingClassloader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loadingClassloaderManager.isReloadingClassloaderEnabled( ServletContext servle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loadingClassloaderManager.getClassLoader( ServletContext 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ReloadingClassloaderManager.createURLClassLoader( Servlet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